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F15" svg:font-family="F15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d2a14" officeooo:paragraph-rsid="001d2a14" style:font-size-asian="10pt" style:font-size-complex="10pt"/>
    </style:style>
    <style:style style:name="P2" style:family="paragraph" style:parent-style-name="Standard">
      <style:text-properties officeooo:paragraph-rsid="001d2a14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eb2ac"/>
    </style:style>
    <style:style style:name="P5" style:family="paragraph" style:parent-style-name="Standard">
      <style:paragraph-properties fo:text-align="start" style:justify-single-word="false"/>
      <style:text-properties officeooo:paragraph-rsid="00230ce7"/>
    </style:style>
    <style:style style:name="P6" style:family="paragraph" style:parent-style-name="Standard">
      <style:paragraph-properties fo:text-align="start" style:justify-single-word="false"/>
      <style:text-properties officeooo:paragraph-rsid="00221e29"/>
    </style:style>
    <style:style style:name="P7" style:family="paragraph" style:parent-style-name="Standard">
      <style:text-properties fo:font-weight="bold" officeooo:paragraph-rsid="001d2a1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21e29" officeooo:paragraph-rsid="00221e2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e2f98" officeooo:paragraph-rsid="001e2f98"/>
    </style:style>
    <style:style style:name="P11" style:family="paragraph" style:parent-style-name="Standard">
      <style:paragraph-properties fo:text-align="start" style:justify-single-word="false"/>
      <style:text-properties style:text-position="0% 100%"/>
    </style:style>
    <style:style style:name="P12" style:family="paragraph" style:parent-style-name="Standard">
      <style:paragraph-properties fo:text-align="start" style:justify-single-word="false"/>
      <style:text-properties officeooo:rsid="001eb2ac" officeooo:paragraph-rsid="001eb2ac"/>
    </style:style>
    <style:style style:name="P13" style:family="paragraph" style:parent-style-name="Standard">
      <style:paragraph-properties fo:text-align="start" style:justify-single-word="false"/>
      <style:text-properties officeooo:rsid="0020242b" officeooo:paragraph-rsid="0020242b"/>
    </style:style>
    <style:style style:name="P14" style:family="paragraph" style:parent-style-name="Standard">
      <style:paragraph-properties fo:text-align="start" style:justify-single-word="false"/>
      <style:text-properties officeooo:rsid="00221e29" officeooo:paragraph-rsid="00221e29"/>
    </style:style>
    <style:style style:name="T1" style:family="text">
      <style:text-properties officeooo:rsid="001d2a14"/>
    </style:style>
    <style:style style:name="T2" style:family="text">
      <style:text-properties style:font-name="F15" fo:font-size="10pt" style:font-size-asian="10pt"/>
    </style:style>
    <style:style style:name="T3" style:family="text">
      <style:text-properties style:font-name="F15" fo:font-size="10pt" officeooo:rsid="001d2a14" style:font-size-asian="10pt"/>
    </style:style>
    <style:style style:name="T4" style:family="text">
      <style:text-properties style:font-name="F15" fo:font-size="10pt" officeooo:rsid="001e2f98" style:font-size-asian="10pt"/>
    </style:style>
    <style:style style:name="T5" style:family="text">
      <style:text-properties style:font-name="F15" fo:font-size="10pt" fo:font-weight="bold" style:font-size-asian="10pt" style:font-weight-asian="bold" style:font-weight-complex="bold"/>
    </style:style>
    <style:style style:name="T6" style:family="text">
      <style:text-properties style:font-name="F15" fo:font-size="10pt" fo:font-weight="bold" officeooo:rsid="001d2a14" style:font-size-asian="10pt" style:font-weight-asian="bold" style:font-weight-complex="bold"/>
    </style:style>
    <style:style style:name="T7" style:family="text">
      <style:text-properties style:font-name="F15" fo:font-size="10pt" fo:font-weight="bold" officeooo:rsid="00221e29" style:font-size-asian="10pt" style:font-weight-asian="bold" style:font-weight-complex="bold"/>
    </style:style>
    <style:style style:name="T8" style:family="text">
      <style:text-properties style:font-name="F15" fo:font-size="10pt" fo:font-weight="normal" style:font-size-asian="10pt" style:font-weight-asian="normal" style:font-weight-complex="normal"/>
    </style:style>
    <style:style style:name="T9" style:family="text">
      <style:text-properties style:font-name="F15" fo:font-size="10pt" fo:font-weight="normal" officeooo:rsid="00221e29" style:font-size-asian="10pt" style:font-weight-asian="normal" style:font-weight-complex="normal"/>
    </style:style>
    <style:style style:name="T10" style:family="text">
      <style:text-properties style:font-name="F15" fo:font-size="10pt" fo:font-weight="normal" officeooo:rsid="00230ce7" style:font-size-asian="10pt" style:font-weight-asian="normal" style:font-weight-complex="normal"/>
    </style:style>
    <style:style style:name="T11" style:family="text">
      <style:text-properties style:font-name="CMR10" fo:font-size="10pt" style:font-size-asian="10pt"/>
    </style:style>
    <style:style style:name="T12" style:family="text">
      <style:text-properties style:font-name="CMR7" fo:font-size="7pt" style:font-size-asian="7pt"/>
    </style:style>
    <style:style style:name="T13" style:family="text">
      <style:text-properties style:font-name="CMSY10" fo:font-size="10pt" style:font-size-asian="10pt"/>
    </style:style>
    <style:style style:name="T14" style:family="text">
      <style:text-properties style:font-name="CMSY10" fo:font-size="10pt" officeooo:rsid="00229ce8" style:font-size-asian="10pt"/>
    </style:style>
    <style:style style:name="T15" style:family="text">
      <style:text-properties style:text-position="sub 58%" style:font-name="F15" fo:font-size="10pt" style:font-size-asian="10pt"/>
    </style:style>
    <style:style style:name="T16" style:family="text">
      <style:text-properties style:text-position="sub 58%" style:font-name="F15" fo:font-size="10pt" officeooo:rsid="001e2f98" style:font-size-asian="10pt"/>
    </style:style>
    <style:style style:name="T17" style:family="text">
      <style:text-properties style:text-position="sub 58%" style:font-name="F15" fo:font-size="10pt" fo:font-weight="bold" style:font-size-asian="10pt" style:font-weight-asian="bold" style:font-weight-complex="bold"/>
    </style:style>
    <style:style style:name="T18" style:family="text">
      <style:text-properties style:text-position="sub 58%" style:font-name="F15" fo:font-size="10pt" fo:font-weight="bold" officeooo:rsid="001e2f98" style:font-size-asian="10pt" style:font-weight-asian="bold" style:font-weight-complex="bold"/>
    </style:style>
    <style:style style:name="T19" style:family="text">
      <style:text-properties style:text-position="sub 58%" style:font-name="F15" fo:font-size="10pt" fo:font-weight="bold" officeooo:rsid="00230ce7" style:font-size-asian="10pt" style:font-weight-asian="bold" style:font-weight-complex="bold"/>
    </style:style>
    <style:style style:name="T20" style:family="text">
      <style:text-properties style:text-position="sub 58%" style:font-name="F15" fo:font-size="10pt" fo:font-weight="bold" officeooo:rsid="00221e29" style:font-size-asian="10pt" style:font-weight-asian="bold" style:font-weight-complex="bold"/>
    </style:style>
    <style:style style:name="T21" style:family="text">
      <style:text-properties style:text-position="sub 58%" style:font-name="F15" fo:font-size="10pt" fo:font-weight="normal" style:font-size-asian="10pt" style:font-weight-asian="normal" style:font-weight-complex="normal"/>
    </style:style>
    <style:style style:name="T22" style:family="text">
      <style:text-properties style:text-position="sub 58%" style:font-name="F15" fo:font-size="10pt" fo:font-weight="normal" officeooo:rsid="00230ce7" style:font-size-asian="10pt" style:font-weight-asian="normal" style:font-weight-complex="normal"/>
    </style:style>
    <style:style style:name="T23" style:family="text">
      <style:text-properties style:text-position="0% 100%" style:font-name="F15" fo:font-size="10pt" style:font-size-asian="10pt"/>
    </style:style>
    <style:style style:name="T24" style:family="text">
      <style:text-properties style:text-position="0% 100%" style:font-name="F15" fo:font-size="10pt" officeooo:rsid="001e2f98" style:font-size-asian="10pt"/>
    </style:style>
    <style:style style:name="T25" style:family="text">
      <style:text-properties style:text-position="0% 100%" style:font-name="F15" fo:font-size="10pt" fo:font-weight="bold" style:font-size-asian="10pt" style:font-weight-asian="bold" style:font-weight-complex="bold"/>
    </style:style>
    <style:style style:name="T26" style:family="text">
      <style:text-properties style:text-position="0% 100%" style:font-name="F15" fo:font-size="10pt" fo:font-weight="bold" officeooo:rsid="001e2f98" style:font-size-asian="10pt" style:font-weight-asian="bold" style:font-weight-complex="bold"/>
    </style:style>
    <style:style style:name="T27" style:family="text">
      <style:text-properties style:text-position="0% 100%" style:font-name="F15" fo:font-size="10pt" fo:font-weight="bold" officeooo:rsid="00230ce7" style:font-size-asian="10pt" style:font-weight-asian="bold" style:font-weight-complex="bold"/>
    </style:style>
    <style:style style:name="T28" style:family="text">
      <style:text-properties style:text-position="0% 100%" style:font-name="F15" fo:font-size="10pt" fo:font-weight="normal" style:font-size-asian="10pt" style:font-weight-asian="normal" style:font-weight-complex="normal"/>
    </style:style>
    <style:style style:name="T29" style:family="text">
      <style:text-properties style:text-position="0% 100%" style:font-name="F15" fo:font-size="10pt" fo:font-weight="normal" officeooo:rsid="00230ce7" style:font-size-asian="10pt" style:font-weight-asian="normal" style:font-weight-complex="normal"/>
    </style:style>
    <style:style style:name="T30" style:family="text">
      <style:text-properties style:text-position="super 58%" style:font-name="F15" fo:font-size="10pt" style:font-size-asian="10pt"/>
    </style:style>
    <style:style style:name="T31" style:family="text">
      <style:text-properties style:text-position="super 58%" style:font-name="F15" fo:font-size="10pt" officeooo:rsid="001e2f98" style:font-size-asian="10pt"/>
    </style:style>
    <style:style style:name="T32" style:family="text">
      <style:text-properties style:text-position="super 58%" style:font-name="F15" fo:font-size="10pt" fo:font-weight="normal" officeooo:rsid="00230ce7" style:font-size-asian="10pt" style:font-weight-asian="normal" style:font-weight-complex="normal"/>
    </style:style>
    <style:style style:name="T33" style:family="text">
      <style:text-properties officeooo:rsid="00230c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Exercices Information Representation </text:span></text:p>
      <text:p text:style-name="P2"/>
      <text:p text:style-name="P7"><text:span text:style-name="T2">7. Express in binary code the following: signed magnitude, one' complement, two's complement, and the number </text:span><text:span text:style-name="T11">83</text:span><text:span text:style-name="T12">10 </text:span><text:span text:style-name="T2">and the number </text:span><text:span text:style-name="T13">-</text:span><text:span text:style-name="T11">83</text:span><text:span text:style-name="T12">10 </text:span><text:span text:style-name="T2">with 8 bits.</text:span></text:p>
      <text:p text:style-name="P3"><text:span text:style-name="T2"/></text:p>
      <text:p text:style-name="P10"><text:span text:style-name="T2">SM: <text:tab/>83</text:span><text:span text:style-name="T15">10 </text:span><text:span text:style-name="T23"><text:s/>–&gt; 01010011</text:span><text:span text:style-name="T15">2</text:span></text:p>
      <text:p text:style-name="P10"><text:span text:style-name="T23"><text:tab/>-83</text:span><text:span text:style-name="T15">10</text:span><text:span text:style-name="T23"> <text:s/>–&gt; 11010011</text:span><text:span text:style-name="T15">2</text:span></text:p>
      <text:p text:style-name="P3"><text:span text:style-name="T2"/></text:p>
      <text:p text:style-name="P10"><text:span text:style-name="T2">Ca1: <text:tab/>83</text:span><text:span text:style-name="T15">10</text:span><text:span text:style-name="T2"> –&gt; 01010011</text:span><text:span text:style-name="T15">2</text:span></text:p>
      <text:p text:style-name="P10"><text:span text:style-name="T2"><text:tab/>-83</text:span><text:span text:style-name="T15">10</text:span><text:span text:style-name="T2"> –&gt; 10101100</text:span><text:span text:style-name="T15">2</text:span></text:p>
      <text:p text:style-name="P3"><text:span text:style-name="T2"/></text:p>
      <text:p text:style-name="P10"><text:span text:style-name="T2">Ca2: <text:tab/>83</text:span><text:span text:style-name="T15">10</text:span><text:span text:style-name="T2"> –&gt; 01010011</text:span><text:span text:style-name="T15">2</text:span></text:p>
      <text:p text:style-name="P3"><text:span text:style-name="T2"><text:tab/>-</text:span><text:span text:style-name="T4">8310 –&gt; 10101100</text:span><text:span text:style-name="T16">2 </text:span><text:span text:style-name="T24"><text:s text:c="3"/>+ <text:s text:c="2"/>1 <text:s/>= <text:s text:c="2"/>10101101</text:span><text:span text:style-name="T16">2</text:span><text:span text:style-name="T24"> –&gt; <text:s text:c="2"/>01010010</text:span><text:span text:style-name="T16">2</text:span><text:span text:style-name="T24"> <text:s/>+ <text:s/>1 <text:s/>= <text:s/>01010011</text:span><text:span text:style-name="T16">2 </text:span><text:span text:style-name="T24"><text:s/></text:span></text:p>
      <text:p text:style-name="P3"><text:span text:style-name="T24"/></text:p>
      <text:p text:style-name="P3"><text:span text:style-name="T24"><text:tab/><text:tab/>01010011 <text:s text:c="2"/>→ 1*2</text:span><text:span text:style-name="T31">6</text:span><text:span text:style-name="T24"> + 1*2</text:span><text:span text:style-name="T31">5</text:span><text:span text:style-name="T24"> + 1*2</text:span><text:span text:style-name="T31">1</text:span><text:span text:style-name="T24"> + 1*2</text:span><text:span text:style-name="T31">0</text:span><text:span text:style-name="T24"> == </text:span><text:span text:style-name="T26">83</text:span><text:span text:style-name="T18">10</text:span></text:p>
      <text:p text:style-name="P11"><text:span text:style-name="T4"><text:tab/> <text:s text:c="25"/></text:span></text:p>
      <text:p text:style-name="P8"><text:span text:style-name="T2">8. Depending on the following systems, what number is expressed in binary code </text:span><text:span text:style-name="T11">10001011</text:span><text:span text:style-name="T12">2</text:span><text:span text:style-name="T2">.</text:span></text:p>
      <text:p text:style-name="P3"><text:span text:style-name="T2"/></text:p>
      <text:p text:style-name="P3"><text:span text:style-name="T13"><text:s/></text:span><text:span text:style-name="T5">binary code</text:span></text:p>
      <text:p text:style-name="P3"><text:span text:style-name="T2"/></text:p>
      <text:p text:style-name="P12"><text:span text:style-name="T2">10001011</text:span><text:span text:style-name="T15">2</text:span><text:span text:style-name="T23"> –&gt; -13</text:span><text:span text:style-name="T15">10</text:span></text:p>
      <text:p text:style-name="P3"><text:span text:style-name="T2"/></text:p>
      <text:p text:style-name="P3"><text:span text:style-name="T13"><text:s/></text:span><text:span text:style-name="T5">signed magnitud</text:span></text:p>
      <text:p text:style-name="P3"><text:span text:style-name="T2"/></text:p>
      <text:p text:style-name="P12"><text:span text:style-name="T2">10001011</text:span><text:span text:style-name="T15">2</text:span><text:span text:style-name="T2"> –&gt;<text:tab/> -13</text:span><text:span text:style-name="T15">10</text:span></text:p>
      <text:p text:style-name="P12"><text:span text:style-name="T2">00001011</text:span><text:span text:style-name="T15">2</text:span><text:span text:style-name="T2"> –&gt;<text:tab/>13</text:span><text:span text:style-name="T15">10</text:span><text:span text:style-name="T2"><text:tab/></text:span></text:p>
      <text:p text:style-name="P4"><text:span text:style-name="T2"/></text:p>
      <text:p text:style-name="P3"><text:span text:style-name="T13"><text:s/></text:span><text:span text:style-name="T5">one'</text:span><text:span text:style-name="T6">s</text:span><text:span text:style-name="T5"> complement</text:span></text:p>
      <text:p text:style-name="P3"><text:span text:style-name="T2"/></text:p>
      <text:p text:style-name="P12"><text:span text:style-name="T2">10001011</text:span><text:span text:style-name="T15">2</text:span><text:span text:style-name="T2"> –&gt; 01110100</text:span><text:span text:style-name="T15">2</text:span></text:p>
      <text:p text:style-name="P12"><text:span text:style-name="T2">00001011</text:span><text:span text:style-name="T15">2</text:span><text:span text:style-name="T2"> –&gt; 11110100</text:span><text:span text:style-name="T15">2</text:span></text:p>
      <text:p text:style-name="P3"><text:span text:style-name="T2"/></text:p>
      <text:p text:style-name="P3"><text:span text:style-name="T13"><text:s/></text:span><text:span text:style-name="T5">two's complement</text:span></text:p>
      <text:p text:style-name="P3"><text:span text:style-name="T2"/></text:p>
      <text:p text:style-name="P13"><text:span text:style-name="T2">10001011</text:span><text:span text:style-name="T15">2</text:span><text:span text:style-name="T2"> –&gt; 01110100 + 1 = 01110101</text:span><text:span text:style-name="T15">2</text:span></text:p>
      <text:p text:style-name="P3"><text:span text:style-name="T2"/></text:p>
      <text:p text:style-name="P13"><text:span text:style-name="T2">00001011</text:span><text:span text:style-name="T15">2</text:span><text:span text:style-name="T23"> –&gt; 11110100 + 1 = 11110101</text:span><text:span text:style-name="T15">2</text:span><text:span text:style-name="T23"> <text:s text:c="2"/>–&gt; 00001010 + 1 = 00001011</text:span><text:span text:style-name="T15">2 </text:span><text:span text:style-name="T23"><text:s/>–&gt; 1*2</text:span><text:span text:style-name="T30">3</text:span><text:span text:style-name="T23"> + 1*2</text:span><text:span text:style-name="T30">1</text:span><text:span text:style-name="T23"> + 1*2</text:span><text:span text:style-name="T30">0 <text:tab/></text:span><text:span text:style-name="T23">= </text:span><text:span text:style-name="T25">13</text:span><text:span text:style-name="T17">10</text:span></text:p>
      <text:p text:style-name="P3"><text:span text:style-name="T2"/></text:p>
      <text:p text:style-name="P8"><text:span text:style-name="T2">9. If we use 8 bits in order to represent information, what is the range of representation that would have the following systems of representation:</text:span></text:p>
      <text:p text:style-name="P3"><text:span text:style-name="T2"/></text:p>
      <text:p text:style-name="P3"><text:span text:style-name="T13"><text:s/></text:span><text:span text:style-name="T5">binary code</text:span></text:p>
      <text:p text:style-name="P3"><text:span text:style-name="T2"/></text:p>
      <text:p text:style-name="P14"><text:span text:style-name="T2">0111111</text:span><text:span text:style-name="T15">2</text:span></text:p>
      <text:p text:style-name="P3"><text:span text:style-name="T2"/></text:p>
      <text:p text:style-name="P3"><text:span text:style-name="T13"><text:s/></text:span><text:span text:style-name="T5">signed magnitud</text:span></text:p>
      <text:p text:style-name="P3"><text:span text:style-name="T9"/></text:p>
      <text:p text:style-name="P14"><text:span text:style-name="T8">0111111</text:span><text:span text:style-name="T21">2</text:span><text:span text:style-name="T8"> → 127</text:span><text:span text:style-name="T21">10</text:span></text:p>
      <text:p text:style-name="P14"><text:span text:style-name="T28">1111111</text:span><text:span text:style-name="T21">2</text:span><text:span text:style-name="T28"> → -127</text:span><text:span text:style-name="T21">10</text:span></text:p>
      <text:p text:style-name="P3"><text:span text:style-name="T5">one'</text:span><text:span text:style-name="T6">s</text:span><text:span text:style-name="T5"> complement</text:span></text:p>
      <text:p text:style-name="P3"><text:span text:style-name="T9"/></text:p>
      <text:p text:style-name="P14"><text:span text:style-name="T8">0111111</text:span><text:span text:style-name="T21">2</text:span></text:p>
      <text:p text:style-name="P14"><text:span text:style-name="T8">1000000</text:span><text:span text:style-name="T21">2</text:span></text:p>
      <text:p text:style-name="P3"><text:span text:style-name="T5">two's complement</text:span></text:p>
      <text:p text:style-name="P8"><text:span text:style-name="T8"/></text:p>
      <text:p text:style-name="P9"><text:span text:style-name="T8">0111111</text:span><text:span text:style-name="T21">2</text:span></text:p>
      <text:p text:style-name="P6"><text:span text:style-name="T9">1000000<text:tab/>→ 1000000 + 1 = 1000001 → </text:span><text:span text:style-name="T7">-65</text:span><text:span text:style-name="T20">10</text:span></text:p>
      <text:p text:style-name="P8"><text:soft-page-break/><text:span text:style-name="T2">10. We are using </text:span><text:span text:style-name="T3">fi</text:span><text:span text:style-name="T2">xed point. The most signi</text:span><text:span text:style-name="T3">fi</text:span><text:span text:style-name="T2">cant 4 bit (leftmost) represent the whole part and the other 4 bits for the real part. What number is represented in: </text:span><text:span text:style-name="T11">10101100</text:span><text:span text:style-name="T2">.</text:span></text:p>
      <text:p text:style-name="P8"><text:span text:style-name="T8"/></text:p>
      <text:p text:style-name="P5"><text:span text:style-name="T10">10101100</text:span><text:span text:style-name="T22">2</text:span></text:p>
      <text:p text:style-name="P5"><text:span text:style-name="T29"/></text:p>
      <text:p text:style-name="P5"><text:span text:style-name="T29">1010,1100 → 1*2</text:span><text:span text:style-name="T32">3</text:span><text:span text:style-name="T29"> + 0*2</text:span><text:span text:style-name="T32">2</text:span><text:span text:style-name="T29"> + 1*2</text:span><text:span text:style-name="T32">1</text:span><text:span text:style-name="T29"> + 0*2</text:span><text:span text:style-name="T32">0 </text:span><text:span text:style-name="T29"><text:s/>+ 0*2</text:span><text:span text:style-name="T32">-1</text:span><text:span text:style-name="T29"> + 1*2</text:span><text:span text:style-name="T32">-2 </text:span><text:span text:style-name="T29"><text:s/>= 8+2+0,5 +0,25 = </text:span><text:span text:style-name="T27">10,075</text:span><text:span text:style-name="T19">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F15" svg:font-family="F15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0pt" officeooo:rsid="001d2a14" officeooo:paragraph-rsid="001d2a1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ben Mansanet 1DAMS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0:01:15.796000000</meta:creation-date>
    <dc:date>2020-11-19T10:29:10.794000000</dc:date>
    <meta:editing-duration>PT27M53S</meta:editing-duration>
    <meta:editing-cycles>7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38" meta:word-count="239" meta:character-count="1428" meta:non-whitespace-character-count="1156"/>
  </office:meta>
</office:document-meta>
</file>